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Output" style:data-style-name="N0">
      <style:table-cell-properties fo:border="thin solid #3F3F3F" style:vertical-align="top" fo:background-color="#FFFF00" style:cell-protect="protected"/>
      <style:text-properties fo:color="#3F3F3F" fo:font-weight="bold" style:font-weight-asian="bold" style:font-weight-complex="bold"/>
    </style:style>
    <style:style style:name="ce3" style:family="table-cell" style:parent-style-name="Excel_32_Built-in_32_Output" style:data-style-name="N0">
      <style:table-cell-properties fo:border="thin solid #3F3F3F" style:vertical-align="automatic" fo:background-color="#FFFF00" style:cell-protect="protected"/>
      <style:text-properties fo:color="#3F3F3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top" fo:wrap-option="wrap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22791666666667cm"/>
    </style:style>
    <style:style style:name="co2" style:family="table-column">
      <style:table-column-properties fo:break-before="auto" style:column-width="13.9964583333333cm"/>
    </style:style>
    <style:style style:name="co3" style:family="table-column">
      <style:table-column-properties fo:break-before="auto" style:column-width="8.969375cm"/>
    </style:style>
    <style:style style:name="co4" style:family="table-column">
      <style:table-column-properties fo:break-before="auto" style:column-width="5.318125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1pt" style:use-optimal-row-height="false" fo:break-before="auto"/>
    </style:style>
    <style:style style:name="ro3" style:family="table-row">
      <style:table-row-properties style:row-height="178.5pt" style:use-optimal-row-height="false" fo:break-before="auto"/>
    </style:style>
    <style:style style:name="ro4" style:family="table-row">
      <style:table-row-properties style:row-height="48.75pt" style:use-optimal-row-height="false" fo:break-before="auto"/>
    </style:style>
    <style:style style:name="ro5" style:family="table-row">
      <style:table-row-properties style:row-height="62.25pt" style:use-optimal-row-height="false" fo:break-before="auto"/>
    </style:style>
    <style:style style:name="ro6" style:family="table-row">
      <style:table-row-properties style:row-height="162pt" style:use-optimal-row-height="false" fo:break-before="auto"/>
    </style:style>
    <style:style style:name="ro7" style:family="table-row">
      <style:table-row-properties style:row-height="104.25pt" style:use-optimal-row-height="false" fo:break-before="auto"/>
    </style:style>
    <style:style style:name="ro8" style:family="table-row">
      <style:table-row-properties style:row-height="360pt" style:use-optimal-row-height="true" fo:break-before="auto"/>
    </style:style>
    <style:style style:name="ro9" style:family="table-row">
      <style:table-row-properties style:row-height="166.5pt" style:use-optimal-row-height="false" fo:break-before="auto"/>
    </style:style>
    <style:style style:name="ro10" style:family="table-row">
      <style:table-row-properties style:row-height="94.5pt" style:use-optimal-row-height="false" fo:break-before="auto"/>
    </style:style>
    <style:style style:name="ro11" style:family="table-row">
      <style:table-row-properties style:row-height="89.25pt" style:use-optimal-row-height="false" fo:break-before="auto"/>
    </style:style>
    <style:style style:name="ro12" style:family="table-row">
      <style:table-row-properties style:row-height="57.75pt" style:use-optimal-row-height="false" fo:break-before="auto"/>
    </style:style>
    <style:style style:name="ro13" style:family="table-row">
      <style:table-row-properties style:row-height="120pt" style:use-optimal-row-height="true" fo:break-before="auto"/>
    </style:style>
    <style:style style:name="ro14" style:family="table-row">
      <style:table-row-properties style:row-height="41.25pt" style:use-optimal-row-height="false" fo:break-before="auto"/>
    </style:style>
    <style:style style:name="ro15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/>
          <table:table-cell office:value-type="string" table:style-name="ce2">
            <text:p>Inhalte</text:p>
          </table:table-cell>
          <table:table-cell office:value-type="string" table:style-name="ce2">
            <text:p>Inhalte Details</text:p>
          </table:table-cell>
          <table:table-cell office:value-type="string" table:style-name="ce3">
            <text:p>Praxis Aufgabeund Übungen</text:p>
          </table:table-cell>
          <table:table-cell office:value-type="string" table:style-name="ce3">
            <text:p>UE/PE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03.01 Gesundbeits- und Arbeitsschutzvorschriften</text:p>
            <text:p/>
          </table:table-cell>
          <table:table-cell office:value-type="string" table:style-name="ce4">
            <text:p>- Arbeitsschutzgesetz</text:p>
            <text:p>- Arbeitssicherheitsgesetz</text:p>
            <text:p>- Arbeitszeitgesetz</text:p>
            <text:p>- Betriebssicherheitsverordnung</text:p>
            <text:p>- Arbeitsstättenverordnung</text:p>
            <text:p>- Unfallverhütungsvorschriften (UVV)</text:p>
            <text:p>- Berufsgenossenschaften</text:p>
            <text:p>- Arbeitsplatzergonomie</text:p>
            <text:p>- Bildschirmarbeitsplatzverordnung</text:p>
            <text:p>- Aufsichtsbehörde für Arbeitsschutz (Gewerbeaufsicht)</text:p>
            <text:p>- Jugendarbeitsschutzgesetz</text:p>
            <text:p/>
          </table:table-cell>
          <table:table-cell office:value-type="string" table:style-name="ce5">
            <text:p>Aufgaben mit Bezug zu zurückliegenden Prüfungen, Aufgaben aus Dozentenhand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4">
            <text:p><text:span text:style-name="T2">03.02 Gefährdungen und Beanspruchungen wahrnehmen und einschätzen</text:span><text:span text:style-name="T2"/></text:p>
            <text:p/>
          </table:table-cell>
          <table:table-cell office:value-type="string" table:style-name="ce4">
            <text:p>- Mechanische, elektrische, thermische und chemische Gefahren</text:p>
            <text:p>- Ergonomische, akustische und psychische Gefahren</text:p>
            <text:p>- Gefahren beachten und ggf. melden</text:p>
            <text:p>- Sicherheitshinweise, Vorschriften und Anweisungen beachten</text:p>
            <text:p>- Besondere Fürsorgepflicht des Arbeitgebers</text:p>
            <text:p>- Ersthelfer am Arbeitsplatz</text:p>
            <text:p>- Ergonomische Arbeitsplatzgestaltung</text:p>
            <text:p/>
          </table:table-cell>
          <table:table-cell office:value-type="string" table:style-name="ce5">
            <text:p>Aufgaben mit Bezug zu zurückliegenden Prüfungen, Aufgaben aus Dozentenhand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4">
            <text:p><text:span text:style-name="T2">03.03 Vorsorgeuntersuchungen</text:span><text:span text:style-name="T2"/></text:p>
            <text:p/>
          </table:table-cell>
          <table:table-cell office:value-type="string" table:style-name="ce4">
            <text:p>- Augenuntersuchung für Bildschirmarbeitsplätze,</text:p>
            <text:p>- Psychische Gefährdungsbeurteilung</text:p>
            <text:p/>
          </table:table-cell>
          <table:table-cell office:value-type="string" table:style-name="ce5">
            <text:p>Aufgaben mit Bezug zu zurückliegenden Prüfungen, Aufgaben aus Dozentenhand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6">
            <text:p>03.04 Aufgaben der Sicherheitsbeauftragten</text:p>
          </table:table-cell>
          <table:table-cell table:style-name="ce4"/>
          <table:table-cell office:value-type="string" table:style-name="ce5">
            <text:p>Aufgaben mit Bezug zu zurückliegenden Prüfungen, Aufgaben aus Dozentenhand</text:p>
          </table:table-cell>
          <table:table-cell office:value-type="float" office:value="0.5" table:style-name="ce1">
            <text:p>0,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4">
            <text:p><text:span text:style-name="T2">03.05 Vorschriften im betrieblichen und persönlichen Arbeitsablauf</text:span><text:span text:style-name="T2"/></text:p>
            <text:p/>
            <text:p/>
          </table:table-cell>
          <table:table-cell office:value-type="string" table:style-name="ce4">
            <text:p>- Sachgerechter Umgang mit Gefahrenpotenzialen</text:p>
            <text:p>- Allgemeine und betriebliche Verhaltensregeln</text:p>
            <text:p>- Notausgänge (Kennzeichnung), Fluchtwege</text:p>
            <text:p>- im Gebäude/am Arbeitsplatz</text:p>
            <text:p>- Schutzarten elektrischer Betriebsmittel</text:p>
            <text:p>- Schutzklassen</text:p>
            <text:p>- Prüfzeichen</text:p>
            <text:p>-CE-Zeichen</text:p>
            <text:p>- Schriften, Farben und Zeichen des Arbeitsschutzes</text:p>
            <text:p/>
          </table:table-cell>
          <table:table-cell office:value-type="string" table:style-name="ce5">
            <text:p>Aufgaben mit Bezug zu zurückliegenden Prüfungen, Aufgaben aus Dozentenhand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7">
          <table:table-cell/>
          <table:table-cell office:value-type="string" table:style-name="ce4">
            <text:p><text:span text:style-name="T2">03.06 Verhaltensweisen bei Unfällen</text:span><text:span text:style-name="T2"/></text:p>
            <text:p/>
            <text:p/>
            <text:p/>
          </table:table-cell>
          <table:table-cell office:value-type="string" table:style-name="ce4">
            <text:p>- Erste-Hilfe-Maßnahmen</text:p>
            <text:p>- Ersthelfer, Notruf- und Notfallnummern</text:p>
            <text:p>- Meldeketten</text:p>
            <text:p>- Fluchtwege und Sammelplätze</text:p>
            <text:p>- Evakuierung und Dokumentation</text:p>
            <text:p>- Meldepflicht von Unfällen</text:p>
            <text:p/>
            <text:p/>
          </table:table-cell>
          <table:table-cell office:value-type="string" table:style-name="ce5">
            <text:p>Aufgaben mit Bezug zu zurückliegenden Prüfungen, Aufgaben aus Dozentenhand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8">
          <table:table-cell/>
          <table:table-cell office:value-type="string" table:style-name="ce4">
            <text:p><text:span text:style-name="T2">03.07 Verhaltensweisen im Brandfall sowie vorbeugender Brandschutz</text:span><text:span text:style-name="T2"/></text:p>
            <text:p/>
          </table:table-cell>
          <table:table-cell office:value-type="string" table:style-name="ce4">
            <text:p>- Brandursachen durch brennbare Stoffe und Hitzeentwicklung</text:p>
            <text:p>- Brandschutzordnung</text:p>
            <text:p>-Verbot zur Fahrstuhlnutzung</text:p>
            <text:p>-Schließen von Türen und Fenstern im Gebäude/am Arbeitsplatz</text:p>
            <text:p>- Brandschutzmittel</text:p>
            <text:p>- Feuerlöscher (Arten, Standort, Bedienungsanleitung, Wirkungsweise),</text:p>
            <text:p>- Löschdecken</text:p>
            <text:p>- Verhalten in Brandfällen</text:p>
            <text:p>-Verbot zur Fahrstuhlnutzung</text:p>
            <text:p>-Schließen von Türen und Fenstern im Gebäude/am Arbeitsplatz</text:p>
            <text:p>- Brandschutzmittel</text:p>
            <text:p>-Feuerlöscher (Standort,Bedienungsanleitung, Wirkungsweise)</text:p>
            <text:p>-Löschdecken</text:p>
            <text:p>- Sammelplätze</text:p>
            <text:p>- Flucht und Rettungswege</text:p>
            <text:p>- Sicherheitszeichen</text:p>
            <text:p>- Brandschutzklassen (A, B, C, D)</text:p>
            <text:p>- Brandmeldung</text:p>
            <text:p>- Schulung</text:p>
          </table:table-cell>
          <table:table-cell office:value-type="string" table:style-name="ce5">
            <text:p>Aufgaben mit Bezug zu zurückliegenden Prüfungen, Aufgaben aus Dozentenhand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9">
          <table:table-cell/>
          <table:table-cell office:value-type="string" table:style-name="ce4">
            <text:p><text:span text:style-name="T2">04.01 Umweltbelastungen wahrnehmen und vermeiden helfen</text:span><text:span text:style-name="T2"/></text:p>
            <text:p/>
          </table:table-cell>
          <table:table-cell office:value-type="string" table:style-name="ce4">
            <text:p>- Spezifische Risiken der IT-Prozesse, sowie von IT beteiligten Prozessen, z. ß. USV-Anlagen</text:p>
            <text:p>- Rationelle Energie- und Ressourcenverwendung, z. B.:</text:p>
            <text:p>- unnötige Gerätelaufzeiten vermeiden</text:p>
            <text:p>- Umgang mit Speicher- und Printmedien</text:p>
            <text:p>- Green IT</text:p>
            <text:p>- Wiederverwertung (Recycling)</text:p>
            <text:p>- Abfalltrennung und -Vermeidung</text:p>
            <text:p/>
          </table:table-cell>
          <table:table-cell office:value-type="string" table:style-name="ce5">
            <text:p>Aufgaben mit Bezug zu zurückliegenden Prüfungen, Aufgaben aus Dozentenhand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0">
          <table:table-cell/>
          <table:table-cell office:value-type="string" table:style-name="ce4">
            <text:p><text:span text:style-name="T2">04.02 Umgang mit Abfällen</text:span><text:span text:style-name="T2"/></text:p>
            <text:p/>
          </table:table-cell>
          <table:table-cell office:value-type="string" table:style-name="ce4">
            <text:p>- Branchenspezifische Abfälle</text:p>
            <text:p>- Erfassung</text:p>
            <text:p>- Lagerung und Entsorgung von z. B. Datenträgern oder Kabeln</text:p>
            <text:p/>
          </table:table-cell>
          <table:table-cell office:value-type="string" table:style-name="ce5">
            <text:p>Aufgaben mit Bezug zu zurückliegenden Prüfungen, Aufgaben aus Dozentenhand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1">
          <table:table-cell/>
          <table:table-cell office:value-type="string" table:style-name="ce4">
            <text:p><text:span text:style-name="T2">04.03 Öffentliche Systeme und Verordnungen/Gesetze</text:span><text:span text:style-name="T2"/></text:p>
            <text:p/>
          </table:table-cell>
          <table:table-cell office:value-type="string" table:style-name="ce4">
            <text:p>- Teilnahme am Dualen System im Hinblick auf Verpackungsentsorgung</text:p>
            <text:p>- Immissionsschutzgesetz, technische Anleitungen, z. B. zu Lärm, Luft, Abfall</text:p>
          </table:table-cell>
          <table:table-cell office:value-type="string" table:style-name="ce5">
            <text:p>Aufgaben mit Bezug zu zurückliegenden Prüfungen, Aufgaben aus Dozentenhand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2">
          <table:table-cell/>
          <table:table-cell office:value-type="string" table:style-name="ce6">
            <text:p>04.04 Externe Auswirkungen</text:p>
          </table:table-cell>
          <table:table-cell office:value-type="string" table:style-name="ce4">
            <text:p>- Im Rahmen von Nachhaltigkeit sind auch Auswirkungen auf Umweit, Pflanzen, Tiere, Lebensräume zu reflektieren</text:p>
          </table:table-cell>
          <table:table-cell office:value-type="string" table:style-name="ce5">
            <text:p>Aufgaben mit Bezug zu zurückliegenden Prüfungen, Aufgaben aus Dozentenhand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3">
          <table:table-cell/>
          <table:table-cell office:value-type="string" table:style-name="ce6">
            <text:p>04.05 Umweltschonende Ressourcennutzung</text:p>
          </table:table-cell>
          <table:table-cell office:value-type="string" table:style-name="ce4">
            <text:p>- Berücksichtigen wirtschaftlicher Nachhaltigkeit bereits bei Einkauf und Lieferantenauswahl</text:p>
            <text:p>- Sparsamer und effektiver Umgang mit Roh-, Hilfs und Betriebsstoffen (ggf. erforderliche Kennzeichnung und getrennte Lagerung beachten)</text:p>
            <text:p>- Ressourcenverbrauch und Umweltschutz in Kombination bedenken, z. B. Nutzung von Strom aus regenerativen Quellen !</text:p>
          </table:table-cell>
          <table:table-cell office:value-type="string" table:style-name="ce5">
            <text:p>Aufgaben mit Bezug zu zurückliegenden Prüfungen, Aufgaben aus Dozentenhand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4">
          <table:table-cell/>
          <table:table-cell office:value-type="string" table:style-name="ce6">
            <text:p>04.06 Abfallvermeidung und -reduzierung</text:p>
          </table:table-cell>
          <table:table-cell office:value-type="string" table:style-name="ce4">
            <text:p>- Kreisiaufwirtschaftsgesetz (insbes. § 5)</text:p>
            <text:p>- Papierloses Büro</text:p>
          </table:table-cell>
          <table:table-cell office:value-type="string" table:style-name="ce5">
            <text:p>Aufgaben mit Bezug zu zurückliegenden Prüfungen, Aufgaben aus Dozentenhand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5">
          <table:table-cell/>
          <table:table-cell office:value-type="string" table:style-name="ce6">
            <text:p>04.07 Rechtsfolgen bei Nichteinhaltung</text:p>
          </table:table-cell>
          <table:table-cell office:value-type="string" table:style-name="ce4">
            <text:p>- Verursacherprinzip</text:p>
          </table:table-cell>
          <table:table-cell office:value-type="string" table:style-name="ce5">
            <text:p>Aufgaben mit Bezug zu zurückliegenden Prüfungen, Aufgaben aus Dozentenhand</text:p>
          </table:table-cell>
          <table:table-cell office:value-type="float" office:value="0.5" table:style-name="ce1">
            <text:p>0,5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float" office:value="13" table:formula="of:=SUM([.E2:.E15])" table:style-name="ce1">
            <text:p>13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Output" style:display-name="Excel Built-in Output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Nashwan Wisam Jawad Byati</dc:creator>
    <meta:creation-date>2015-06-05T18:19:34Z</meta:creation-date>
    <dc:date>2023-02-28T14:10:03Z</dc:date>
    <meta:editing-duration>PT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